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Configuration.createCompatibleVolatileImage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Configuration.createCompatibleVolatileImage( int width , int height , int transpar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